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1015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:.S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7"/>
          <table:table-cell table:formula="of:=SUM([.C3:.S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table:formula="of:=SUM([.C4:.S4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5:.S5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7"/>
          <table:table-cell table:formula="of:=SUM([.C6:.S6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table:formula="of:=SUM([.C7:.S7])" office:value-type="float" office:value="37" calcext:value-type="float">
            <text:p>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SUM([.C8:.S8])"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table:formula="of:=SUM([.C9:.S9])"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0:.S10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1:.S11])"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7"/>
          <table:table-cell table:formula="of:=SUM([.C12:.S12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7"/>
          <table:table-cell table:formula="of:=SUM([.C13:.S1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7"/>
          <table:table-cell table:formula="of:=SUM([.C14:.S14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5:.S15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7"/>
          <table:table-cell table:formula="of:=SUM([.C16:.S16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7:.S17])" office:value-type="float" office:value="50" calcext:value-type="float">
            <text:p>5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8:.S18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19:.S19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7"/>
          <table:table-cell table:formula="of:=SUM([.C20:.S20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7"/>
          <table:table-cell table:formula="of:=SUM([.C21:.S21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7"/>
          <table:table-cell table:formula="of:=SUM([.C22:.S22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3:.S23])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4:.S24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formula="of:=SUM([.C25:.S25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6:.S26])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7"/>
          <table:table-cell table:formula="of:=SUM([.C27:.S27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7"/>
          <table:table-cell table:formula="of:=SUM([.C28:.S28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9:.S29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30:.S30])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31:.S31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32:.S32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7"/>
          <table:table-cell table:formula="of:=SUM([.C33:.S33])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DB__1" table:target-range-address="Sheet1.T2:Sheet1.T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00-00-00</text:date>, <text:time style:data-style-name="N2" text:time-value="20:24:27.736035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4-06T20:40:26.083561354</dc:date>
    <meta:editing-duration>PT44M23S</meta:editing-duration>
    <meta:editing-cycles>16</meta:editing-cycles>
    <meta:generator>LibreOffice/4.2.8.2$Linux_X86_64 LibreOffice_project/420m0$Build-2</meta:generator>
    <meta:document-statistic meta:table-count="1" meta:cell-count="167" meta:object-count="0"/>
  </office:meta>
</office:document-meta>
</file>